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0f965" officeooo:paragraph-rsid="0000f965" style:font-size-asian="10pt" style:font-size-complex="10pt"/>
    </style:style>
    <style:style style:name="P2" style:family="paragraph" style:parent-style-name="Standard">
      <style:text-properties fo:font-size="10pt" officeooo:rsid="0001b4ae" officeooo:paragraph-rsid="0001b4ae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style:text-underline-style="none" fo:font-weight="normal" officeooo:rsid="0001b4ae" officeooo:paragraph-rsid="0001b4ae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0pt" style:text-underline-style="none" fo:font-weight="normal" officeooo:rsid="0001b4ae" officeooo:paragraph-rsid="0001c0ee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0pt" style:text-underline-style="none" fo:font-weight="normal" officeooo:rsid="0001b4ae" officeooo:paragraph-rsid="0003b9c9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0pt" style:text-underline-style="none" fo:font-weight="normal" officeooo:rsid="0001c0ee" officeooo:paragraph-rsid="0001c0ee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0pt" style:text-underline-style="none" fo:font-weight="bold" officeooo:rsid="0001b4ae" officeooo:paragraph-rsid="0001b4ae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0pt" style:text-underline-style="none" fo:font-weight="bold" officeooo:rsid="0001b4ae" officeooo:paragraph-rsid="0001c0ee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fo:font-weight="normal" officeooo:rsid="0001c0ee" officeooo:paragraph-rsid="0001c0ee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officeooo:rsid="0000f965" officeooo:paragraph-rsid="0000f965" style:font-size-asian="10.5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3b9c9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1c0ee" style:font-weight-asian="bold" style:font-weight-complex="bold"/>
    </style:style>
    <style:style style:name="T6" style:family="text">
      <style:text-properties officeooo:rsid="0001c0e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1c0ee" style:font-weight-asian="normal" style:font-weight-complex="normal"/>
    </style:style>
    <style:style style:name="T9" style:family="text">
      <style:text-properties officeooo:rsid="0003b9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Simón Bolívar</text:p>
      <text:p text:style-name="P1">Departamento de Computación</text:p>
      <text:p text:style-name="P1">y Tecnología de la Información</text:p>
      <text:p text:style-name="P1">CI-3391: Laboratorio de</text:p>
      <text:p text:style-name="P1">Sistemas de Bases de Datos I</text:p>
      <text:p text:style-name="P2">Maria Fernanda Machado 13-10780</text:p>
      <text:p text:style-name="P2">Manuel Gil<text:span text:style-name="T3"> 14-10397</text:span></text:p>
      <text:p text:style-name="P1"/>
      <text:p text:style-name="P10">Proyecto 1 – Transporte Estudiantil</text:p>
      <text:p text:style-name="P10"><text:span text:style-name="T1"/></text:p>
      <text:p text:style-name="P6"><text:tab/><text:span text:style-name="T4">Introducción</text:span></text:p>
      <text:p text:style-name="P6"><text:span text:style-name="T4"/></text:p>
      <text:p text:style-name="P6"><text:tab/>La Universidad ha tenido que paralizar gran parte de su flota de transporte estudiantil, por lo que debe prestar el servicio con una cantidad reducida de vehículos. Sin embargo, el 80% de la población estudiantil aún necesita del servicio de transporte. En consecuencia, la universidad debe hacer uso óptimo de los vehículos que se mantienen operativos.</text:p>
      <text:p text:style-name="P9"/>
      <text:p text:style-name="P6"><text:tab/>En este proyecto vamos a manipular la data que nos dan para diseñar y construir una Base de Datos que nos permita hacer diferentes consultas. Vamos a utilizar PostgreSQL para construir los scripts que importen la tabla de <text:span text:style-name="T2">E</text:span><text:span text:style-name="T1">xcel</text:span>/cvs, construya las tablas de la Base de Datos y luego generar las consultas.</text:p>
      <text:p text:style-name="P6"/>
      <text:p text:style-name="P6"><text:tab/>Al momento de diseñar la Base de Datos se utilizó un Diagrama ERE y un esquema de Modelo Relacional, explicada en la primera exposición de la clase correspondiente a la teoría del curso</text:p>
      <text:p text:style-name="P6"/>
      <text:p text:style-name="P6"/>
      <text:p text:style-name="P6"><text:tab/><text:span text:style-name="T4">Breve descripción de la estructura de la Base de Datos y justificación</text:span></text:p>
      <text:p text:style-name="P6"><text:span text:style-name="T4"/></text:p>
      <text:p text:style-name="P6"><text:tab/>----- Aquí podríamos colocar una breve descripción de las tablas y las relaciones, así como que algunas restricciones si hacen falta ----</text:p>
      <text:p text:style-name="P7"/>
      <text:p text:style-name="P7"><text:tab/><text:span text:style-name="T6">Diagrama de base de datos relacional UML</text:span></text:p>
      <text:p text:style-name="P7"><text:tab/></text:p>
      <text:p text:style-name="P8"><text:tab/><text:span text:style-name="T8">----- Podemos utilizar el diagrama generado de por ejemplo Dbeaver -----</text:span></text:p>
      <text:p text:style-name="P7"><text:tab/></text:p>
      <text:p text:style-name="P7"><text:span text:style-name="T7"/></text:p>
      <text:p text:style-name="P7"><text:tab/><text:span text:style-name="T6">Descripción del método usado para convertir los archivos de Excel en scripts de INSERT</text:span></text:p>
      <text:p text:style-name="P7"/>
      <text:p text:style-name="P3"><text:tab/>Para poder importar todos los datos de la tabla de Excel, vamos a crear una tabla que corresponda con la misma estructura (a nivel del esquema) y los tipos de datos del Excel, ya que luego este archivo lo vamos a cambiar a formato CSV y luego importar todos los datos a nuestra tabla. Por ejemplo: \copy Censo FROM 'Censo Estudiantes Litoral.csv' WITH DELIMITER ',' csv header; </text:p>
      <text:p text:style-name="P3"/>
      <text:p text:style-name="P3"><text:tab/>La estrategia es que luego podamos crear todas nuestras relaciones de la Base de Datos y dado esa tabla “general” podamos hacer inserciones (Insert Into) a las relaciones/tablas correspondientes, manipulando así la data mediante los queries y llenando de información nuestra Base de Datos.</text:p>
      <text:p text:style-name="P3"/>
      <text:p text:style-name="P4"><text:tab/><text:span text:style-name="T5">Resultados de las consultas 2 – 4 para cada día (no solo los jueves) y cualquier comentario</text:span></text:p>
      <text:p text:style-name="P6"><text:span text:style-name="T4">sobre ellas que considere pertinente</text:span></text:p>
      <text:p text:style-name="P6"><text:span text:style-name="T5"/></text:p>
      <text:p text:style-name="P6"><text:span text:style-name="T4"><text:tab/></text:span></text:p>
      <text:p text:style-name="P3"/>
      <text:p text:style-name="P3"><text:tab/><text:span text:style-name="T5">Conclusión</text:span></text:p>
      <text:p text:style-name="P3"><text:span text:style-name="T5"/></text:p>
      <text:p text:style-name="P5"><text:span text:style-name="T5"><text:tab/></text:span><text:span text:style-name="T9">Al trabajar con la data de una base de datos, es necesario buscar soluciones eficientes y eficaces al momento de realizar queries sobre la misma. </text:span></text:p>
      <text:p text:style-name="P5"/>
      <text:p text:style-name="P5"><text:span text:style-name="T9"><text:tab/>Tener una noción o visión sobre las relaciones como conjuntos nos permiten tener un mejor proceso de abstracción al momento de diseñar y hacer acciones sobre la Base de Datos, y también nos da la posibilidad de considerar estrategias eficientes al momento de crear un script. Por ejemplo se puede reemplazar tener que crear muchísimas inserciones de la </text:span><text:soft-page-break/><text:span text:style-name="T9">información suministrada en un Excel, por importarlo como una tabla temporal para acceder y manipular la data, y poblar nuestras tablas (Además evitamos la posibilidad de cometer errores al transcribir los datos, y esto nos da mayor consistencia y seguridad en los mismos). Como también esta perspectiva nos permite realizar consultas complejas entre relaciones/tablas, como nos lo permite operaciones como Join, el cual su enfoque es muy parecido a operaciones sobre conjunto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21:45:09.817762083</meta:creation-date>
    <meta:generator>LibreOffice/5.1.6.2$Linux_X86_64 LibreOffice_project/10m0$Build-2</meta:generator>
    <dc:date>2019-11-07T22:19:14.257140490</dc:date>
    <meta:editing-duration>PT9M34S</meta:editing-duration>
    <meta:editing-cycles>2</meta:editing-cycles>
    <meta:document-statistic meta:table-count="0" meta:image-count="0" meta:object-count="0" meta:page-count="2" meta:paragraph-count="27" meta:word-count="527" meta:character-count="3277" meta:non-whitespace-character-count="2751"/>
  </office:meta>
</office:document-meta>
</file>